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4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744cm" fo:break-before="auto" style:use-optimal-row-height="true"/>
    </style:style>
    <style:style style:name="ro10" style:family="table-row">
      <style:table-row-properties style:row-height="0.887cm" fo:break-before="auto" style:use-optimal-row-height="true"/>
    </style:style>
    <style:style style:name="ro11" style:family="table-row">
      <style:table-row-properties style:row-height="1.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Glassfish 3.0.1 creates a new instance of the datasource for each lookup, so monitoring of sql requests does not work + minor glassfish issue <text:span text:style-name="T3"><text:a xlink:href="http://java.net/jira/browse/GLASSFISH-12831">http://java.net/jira/browse/GLASSFISH-12831</text:a></text:span>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6.0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/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 7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1-02-05">
            <text:p>05/02/11</text:p>
          </table:table-cell>
          <table:table-cell office:value-type="string">
            <text:p>X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3" office:value-type="string">
            <text:p>should be ok, but making websphere work was above my pow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0-11-24">
            <text:p>24/11/10</text:p>
          </table:table-cell>
          <table:table-cell table:style-name="ce10" office:value-type="string">
            <text:p>KO</text:p>
          </table:table-cell>
          <table:table-cell/>
          <table:table-cell office:value-type="string">
            <text:p>Pieter</text:p>
          </table:table-cell>
          <table:table-cell table:style-name="ce12" office:value-type="string">
            <text:p>major issue : Datasource is rewrapped but Glassfish 3.0.1 creates a new instance of the datasource for each lookup, so monitoring of sql requests does not work</text:p>
          </table:table-cell>
          <table:table-cell table:number-columns-repeated="1013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ce8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 (use mvn jetty:run in javamelody-test-webapp)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0">
          <table:table-cell office:value-type="string">
            <text:p>GWT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WT method names in http requests</text:p>
          </table:table-cell>
          <table:table-cell office:value-type="string">
            <text:p>to be written</text:p>
          </table:table-cell>
          <table:table-cell table:style-name="ce8"/>
          <table:table-cell table:number-columns-repeated="2"/>
          <table:table-cell office:value-type="string">
            <text:p>dhartfor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10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collect of requests and of java informations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1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display of requests and other data based on usage (spring, guice, services, jsp, jobs, caches...)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current requests and system actions</text:p>
          </table:table-cell>
          <table:table-cell office:value-type="string">
            <text:p>to be written</text:p>
          </table:table-cell>
          <table:table-cell table:style-name="ce8" office:value-type="date" office:date-value="2011-02-07">
            <text:p>07/02/11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Mbeans</text:p>
          </table:table-cell>
          <table:table-cell office:value-type="string">
            <text:p>to be written</text:p>
          </table:table-cell>
          <table:table-cell table:style-name="ce8" office:value-type="date" office:date-value="2010-11-12">
            <text:p>1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09:5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1-02-07T09:55:23.65</dc:date>
    <dc:creator>Emeric Vernat</dc:creator>
    <meta:editing-duration>PT261H05M26S</meta:editing-duration>
    <meta:editing-cycles>238</meta:editing-cycles>
    <meta:generator>OpenOffice.org/3.2$Win32 OpenOffice.org_project/320m18$Build-9502</meta:generator>
    <meta:document-statistic meta:table-count="2" meta:cell-count="1629" meta:object-count="0"/>
  </office:meta>
</office:document-meta>
</file>